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Exercise 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32000">
            <text:p>32000</text:p>
          </table:table-cell>
        </table:table-row>
        <table:table-row table:style-name="ro3">
          <table:table-cell office:value-type="string">
            <text:p>linearSearch</text:p>
          </table:table-cell>
          <table:table-cell office:value-type="float" office:value="0.562051">
            <text:p>0.562051</text:p>
          </table:table-cell>
          <table:table-cell office:value-type="float" office:value="1.11521">
            <text:p>1.11521</text:p>
          </table:table-cell>
          <table:table-cell office:value-type="float" office:value="2.212">
            <text:p>2.212</text:p>
          </table:table-cell>
          <table:table-cell office:value-type="float" office:value="4.37306">
            <text:p>4.37306</text:p>
          </table:table-cell>
          <table:table-cell office:value-type="float" office:value="8.84598">
            <text:p>8.84598</text:p>
          </table:table-cell>
          <table:table-cell office:value-type="float" office:value="17.5634">
            <text:p>17.5634</text:p>
          </table:table-cell>
        </table:table-row>
        <table:table-row table:style-name="ro3">
          <table:table-cell office:value-type="string">
            <text:p>binarySearch</text:p>
          </table:table-cell>
          <table:table-cell office:value-type="float" office:value="0.013719">
            <text:p>0.013719</text:p>
          </table:table-cell>
          <table:table-cell office:value-type="float" office:value="0.014904">
            <text:p>0.014904</text:p>
          </table:table-cell>
          <table:table-cell office:value-type="float" office:value="0.016164">
            <text:p>0.016164</text:p>
          </table:table-cell>
          <table:table-cell office:value-type="float" office:value="0.016976">
            <text:p>0.016976</text:p>
          </table:table-cell>
          <table:table-cell office:value-type="float" office:value="0.01826">
            <text:p>0.01826</text:p>
          </table:table-cell>
          <table:table-cell office:value-type="float" office:value="0.019531">
            <text:p>0.019531</text:p>
          </table:table-cell>
        </table:table-row>
        <table:table-row table:style-name="ro3">
          <table:table-cell office:value-type="string">
            <text:p>STLSearch</text:p>
          </table:table-cell>
          <table:table-cell office:value-type="float" office:value="0.549865">
            <text:p>0.549865</text:p>
          </table:table-cell>
          <table:table-cell office:value-type="float" office:value="1.09595">
            <text:p>1.09595</text:p>
          </table:table-cell>
          <table:table-cell office:value-type="float" office:value="2.18897">
            <text:p>2.18897</text:p>
          </table:table-cell>
          <table:table-cell office:value-type="float" office:value="4.31424">
            <text:p>4.31424</text:p>
          </table:table-cell>
          <table:table-cell office:value-type="float" office:value="8.68072">
            <text:p>8.68072</text:p>
          </table:table-cell>
          <table:table-cell office:value-type="float" office:value="17.1307">
            <text:p>17.130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xercise 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32000">
            <text:p>32000</text:p>
          </table:table-cell>
        </table:table-row>
        <table:table-row table:style-name="ro3">
          <table:table-cell office:value-type="string">
            <text:p>selectionSort</text:p>
          </table:table-cell>
          <table:table-cell office:value-type="float" office:value="0.520316">
            <text:p>0.520316</text:p>
          </table:table-cell>
          <table:table-cell office:value-type="float" office:value="2.03637">
            <text:p>2.03637</text:p>
          </table:table-cell>
          <table:table-cell office:value-type="float" office:value="8.02614">
            <text:p>8.02614</text:p>
          </table:table-cell>
          <table:table-cell office:value-type="float" office:value="31.9872">
            <text:p>31.9872</text:p>
          </table:table-cell>
          <table:table-cell office:value-type="float" office:value="127.065">
            <text:p>127.065</text:p>
          </table:table-cell>
          <table:table-cell office:value-type="float" office:value="505.616">
            <text:p>505.616</text:p>
          </table:table-cell>
        </table:table-row>
        <table:table-row table:style-name="ro3">
          <table:table-cell office:value-type="string">
            <text:p>quickSort</text:p>
          </table:table-cell>
          <table:table-cell office:value-type="float" office:value="0.020814">
            <text:p>0.020814</text:p>
          </table:table-cell>
          <table:table-cell office:value-type="float" office:value="0.046174">
            <text:p>0.046174</text:p>
          </table:table-cell>
          <table:table-cell office:value-type="float" office:value="0.101933">
            <text:p>0.101933</text:p>
          </table:table-cell>
          <table:table-cell office:value-type="float" office:value="0.214819">
            <text:p>0.214819</text:p>
          </table:table-cell>
          <table:table-cell office:value-type="float" office:value="0.463286">
            <text:p>0.463286</text:p>
          </table:table-cell>
          <table:table-cell office:value-type="float" office:value="1.00506">
            <text:p>1.00506</text:p>
          </table:table-cell>
        </table:table-row>
        <table:table-row table:style-name="ro3">
          <table:table-cell office:value-type="string">
            <text:p>STLSort</text:p>
          </table:table-cell>
          <table:table-cell office:value-type="float" office:value="0.016043">
            <text:p>0.016043</text:p>
          </table:table-cell>
          <table:table-cell office:value-type="float" office:value="0.036738">
            <text:p>0.036738</text:p>
          </table:table-cell>
          <table:table-cell office:value-type="float" office:value="0.07852">
            <text:p>0.07852</text:p>
          </table:table-cell>
          <table:table-cell office:value-type="float" office:value="0.172102">
            <text:p>0.172102</text:p>
          </table:table-cell>
          <table:table-cell office:value-type="float" office:value="0.36273">
            <text:p>0.36273</text:p>
          </table:table-cell>
          <table:table-cell office:value-type="float" office:value="0.765184">
            <text:p>0.76518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Exercise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tside</text:p>
          </table:table-cell>
          <table:table-cell office:value-type="string">
            <text:p>Inside</text:p>
          </table:table-cell>
          <table:table-cell table:number-columns-repeated="4"/>
        </table:table-row>
        <table:table-row table:style-name="ro2">
          <table:table-cell office:value-type="string">
            <text:p>int</text:p>
          </table:table-cell>
          <table:table-cell office:value-type="float" office:value="0.006218">
            <text:p>0.006218</text:p>
          </table:table-cell>
          <table:table-cell office:value-type="float" office:value="0.003851">
            <text:p>0.003851</text:p>
          </table:table-cell>
          <table:table-cell table:number-columns-repeated="4"/>
        </table:table-row>
        <table:table-row table:style-name="ro2">
          <table:table-cell office:value-type="string">
            <text:p>double</text:p>
          </table:table-cell>
          <table:table-cell office:value-type="float" office:value="0.002916">
            <text:p>0.002916</text:p>
          </table:table-cell>
          <table:table-cell office:value-type="float" office:value="0.003183">
            <text:p>0.003183</text:p>
          </table:table-cell>
          <table:table-cell table:number-columns-repeated="4"/>
        </table:table-row>
        <table:table-row table:style-name="ro2">
          <table:table-cell office:value-type="string">
            <text:p>vector</text:p>
          </table:table-cell>
          <table:table-cell office:value-type="float" office:value="0.22838">
            <text:p>0.22838</text:p>
          </table:table-cell>
          <table:table-cell office:value-type="float" office:value="0.447807">
            <text:p>0.447807</text:p>
          </table:table-cell>
          <table:table-cell table:number-columns-repeated="4"/>
        </table:table-row>
        <table:table-row table:style-name="ro3">
          <table:table-cell office:value-type="string">
            <text:p>TestVector</text:p>
          </table:table-cell>
          <table:table-cell office:value-type="float" office:value="0.237138">
            <text:p>0.237138</text:p>
          </table:table-cell>
          <table:table-cell office:value-type="float" office:value="0.463632">
            <text:p>0.46363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>
            <text:p>Pre-inc</text:p>
          </table:table-cell>
          <table:table-cell office:value-type="string">
            <text:p>Post-inc</text:p>
          </table:table-cell>
          <table:table-cell table:number-columns-repeated="4"/>
        </table:table-row>
        <table:table-row table:style-name="ro2">
          <table:table-cell office:value-type="string">
            <text:p>int</text:p>
          </table:table-cell>
          <table:table-cell office:value-type="float" office:value="0.004514">
            <text:p>0.004514</text:p>
          </table:table-cell>
          <table:table-cell office:value-type="float" office:value="0.00199">
            <text:p>0.00199</text:p>
          </table:table-cell>
          <table:table-cell table:number-columns-repeated="4"/>
        </table:table-row>
        <table:table-row table:style-name="ro2">
          <table:table-cell office:value-type="string">
            <text:p>double</text:p>
          </table:table-cell>
          <table:table-cell office:value-type="float" office:value="0.005709">
            <text:p>0.005709</text:p>
          </table:table-cell>
          <table:table-cell office:value-type="float" office:value="0.004216">
            <text:p>0.004216</text:p>
          </table:table-cell>
          <table:table-cell table:number-columns-repeated="4"/>
        </table:table-row>
        <table:table-row table:style-name="ro3">
          <table:table-cell office:value-type="string">
            <text:p>TestVector</text:p>
          </table:table-cell>
          <table:table-cell office:value-type="float" office:value="17.2592">
            <text:p>17.2592</text:p>
          </table:table-cell>
          <table:table-cell office:value-type="float" office:value="17.4955">
            <text:p>17.4955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e Iinuma</meta:initial-creator>
    <meta:creation-date>2013-10-02T16:27:50</meta:creation-date>
    <dc:date>2013-10-02T16:51:27</dc:date>
    <dc:creator>Renee Iinuma</dc:creator>
    <meta:editing-duration>PT20M24S</meta:editing-duration>
    <meta:editing-cycles>2</meta:editing-cycles>
    <meta:generator>LibreOffice/3.5$Linux_X86_64 LibreOffice_project/350m1$Build-2</meta:generator>
    <meta:document-statistic meta:table-count="3" meta:cell-count="82" meta:object-count="0"/>
  </office:meta>
</office:document-meta>
</file>